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4c4c" draw:fill-color="#f5f5f5" draw:textarea-horizontal-align="justify" draw:textarea-vertical-align="middle" draw:auto-grow-height="false" fo:min-height="0.512cm" fo:min-width="8.009cm"/>
    </style:style>
    <style:style style:name="gr2" style:family="graphic" style:parent-style-name="standard">
      <style:graphic-properties svg:stroke-color="#4c4c4c" draw:fill-color="#f5f5f5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4c4c4c" draw:fill-color="#f5f5f5" draw:textarea-horizontal-align="justify" draw:textarea-vertical-align="middle" draw:auto-grow-height="false" fo:min-height="0.639cm" fo:min-width="8.009cm"/>
    </style:style>
    <style:style style:name="gr5" style:family="graphic" style:parent-style-name="standard">
      <style:graphic-properties svg:stroke-color="#4c4c4c" draw:fill-color="#f5f5f5" draw:textarea-horizontal-align="justify" draw:textarea-vertical-align="middle" draw:auto-grow-height="false" fo:min-height="0.518cm" fo:min-width="8.009cm"/>
    </style:style>
    <style:style style:name="gr6" style:family="graphic" style:parent-style-name="standard">
      <style:graphic-properties svg:stroke-color="#000000" draw:fill="solid" draw:fill-color="#729fcf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5f5f5"/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-color="#f5f5f5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text-align="center"/>
      <style:text-properties fo:font-size="13pt" style:font-size-asian="15pt" style:font-size-complex="15pt"/>
    </style:style>
    <style:style style:name="P8" style:family="paragraph">
      <loext:graphic-properties draw:fill-color="#f5f5f5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0000" fo:font-size="13pt" style:font-size-asian="13pt" style:font-size-complex="13pt"/>
    </style:style>
    <style:style style:name="T4" style:family="text">
      <style:text-properties fo:color="#ff0000" fo:font-size="15pt" style:font-size-asian="18pt" style:font-size-complex="18pt"/>
    </style:style>
    <style:style style:name="T5" style:family="text">
      <style:text-properties fo:font-size="13pt" style:font-size-asian="15pt" style:font-size-complex="15pt"/>
    </style:style>
    <style:style style:name="T6" style:family="text">
      <style:text-properties style:use-window-font-color="true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8.509cm" svg:height="0.762cm" svg:x="6.334cm" svg:y="9.636cm">
          <text:p text:style-name="P1"><text:span text:style-name="T1">Scope 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8.509cm" svg:height="0.762cm" svg:x="6.334cm" svg:y="15.224cm">
          <text:p text:style-name="P1"><text:span text:style-name="T1">Request Hand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3.864cm" svg:height="1.657cm" svg:x="4.937cm" svg:y="17.942cm">
          <text:p text:style-name="P1"><text:span text:style-name="T2">Graph</text:span></text:p>
          <text:p text:style-name="P1"><text:span text:style-name="T2">Handler </text:span><text:span text:style-name="T3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0.589cm" svg:y1="15.986cm" svg:x2="6.869cm" svg:y2="17.942cm" draw:start-shape="id1" draw:start-glue-point="6" draw:end-shape="id2" draw:end-glue-point="4" svg:d="M10589 15986l-3720 1956" svg:viewBox="0 0 3721 1957">
          <text:p/>
        </draw:connector>
        <draw:custom-shape draw:style-name="gr2" draw:text-style-name="P2" xml:id="id3" draw:id="id3" draw:layer="layout" svg:width="3.175cm" svg:height="1.657cm" svg:x="9.028cm" svg:y="17.944cm">
          <text:p text:style-name="P1"><text:span text:style-name="T2">Object</text:span></text:p>
          <text:p text:style-name="P1"><text:span text:style-name="T2">Handler <text:s/></text:span><text:span text:style-name="T3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937cm" svg:height="1.657cm" svg:x="12.43cm" svg:y="17.946cm">
          <text:p text:style-name="P1"><text:span text:style-name="T2">AuthN</text:span></text:p>
          <text:p text:style-name="P1"><text:span text:style-name="T2">Handler A </text:span><text:span text:style-name="T3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0.589cm" svg:y1="15.986cm" svg:x2="10.616cm" svg:y2="17.944cm" draw:start-shape="id1" draw:start-glue-point="6" draw:end-shape="id3" draw:end-glue-point="4" svg:d="M10589 15986l27 1958" svg:viewBox="0 0 28 1959">
          <text:p/>
        </draw:connector>
        <draw:connector draw:style-name="gr3" draw:text-style-name="P4" draw:layer="layout" draw:type="line" svg:x1="10.589cm" svg:y1="15.986cm" svg:x2="14.399cm" svg:y2="17.946cm" draw:start-shape="id1" draw:start-glue-point="6" draw:end-shape="id4" draw:end-glue-point="4" svg:d="M10589 15986l3810 1960" svg:viewBox="0 0 3811 1961">
          <text:p/>
        </draw:connector>
        <draw:custom-shape draw:style-name="gr2" draw:text-style-name="P2" xml:id="id13" draw:id="id13" draw:layer="layout" svg:width="8.509cm" svg:height="0.762cm" svg:x="6.334cm" svg:y="13.827cm">
          <text:p text:style-name="P1"><text:span text:style-name="T1">Authorization (PEP) </text:span><text:span text:style-name="T4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8.509cm" svg:height="0.762cm" svg:x="6.334cm" svg:y="1.127cm">
          <text:p text:style-name="P1"><text:span text:style-name="T1">Generate Request 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8.509cm" svg:height="0.8cm" svg:x="6.334cm" svg:y="2.397cm">
          <text:p text:style-name="P1"><text:span text:style-name="T1">Identify Tenant (App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8.509cm" svg:height="0.836cm" svg:x="6.334cm" svg:y="3.72cm">
          <text:p text:style-name="P1"><text:span text:style-name="T1">Classify Resour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8.509cm" svg:height="0.889cm" svg:x="6.334cm" svg:y="6.588cm">
          <text:p text:style-name="P1"><text:span text:style-name="T1">Authentication Check </text:span><text:span text:style-name="T4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8.509cm" svg:height="0.889cm" svg:x="6.334cm" svg:y="5.064cm">
          <text:p text:style-name="P1"><text:span text:style-name="T1">CORS Check </text:span><text:span text:style-name="T4">(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10.589cm" svg:y1="1.889cm" svg:x2="10.589cm" svg:y2="2.397cm" draw:start-shape="id5" draw:start-glue-point="6" draw:end-shape="id6" draw:end-glue-point="4" svg:d="M10589 1889v508" svg:viewBox="0 0 1 509">
          <text:p/>
        </draw:connector>
        <draw:custom-shape draw:style-name="gr5" draw:text-style-name="P2" xml:id="id10" draw:id="id10" draw:layer="layout" svg:width="8.509cm" svg:height="0.768cm" svg:x="6.334cm" svg:y="8.106cm">
          <text:p text:style-name="P1"><text:span text:style-name="T1">Subject 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10.589cm" svg:y1="3.197cm" svg:x2="10.589cm" svg:y2="3.72cm" draw:start-shape="id6" draw:start-glue-point="6" draw:end-shape="id7" draw:end-glue-point="4" svg:d="M10589 3197v523" svg:viewBox="0 0 1 524">
          <text:p/>
        </draw:connector>
        <draw:connector draw:style-name="gr3" draw:text-style-name="P5" draw:layer="layout" draw:type="line" svg:x1="10.589cm" svg:y1="4.556cm" svg:x2="10.589cm" svg:y2="5.064cm" draw:start-shape="id7" draw:start-glue-point="6" draw:end-shape="id8" draw:end-glue-point="4" svg:d="M10589 4556v508" svg:viewBox="0 0 1 509">
          <text:p/>
        </draw:connector>
        <draw:connector draw:style-name="gr3" draw:text-style-name="P5" draw:layer="layout" draw:type="line" svg:x1="10.589cm" svg:y1="5.953cm" svg:x2="10.589cm" svg:y2="6.588cm" draw:start-shape="id8" draw:start-glue-point="6" draw:end-shape="id9" draw:end-glue-point="4" svg:d="M10589 5953v635" svg:viewBox="0 0 1 636">
          <text:p/>
        </draw:connector>
        <draw:connector draw:style-name="gr3" draw:text-style-name="P5" draw:layer="layout" draw:type="line" svg:x1="10.589cm" svg:y1="8.874cm" svg:x2="10.589cm" svg:y2="9.636cm" draw:start-shape="id10" draw:start-glue-point="6" draw:end-shape="id11" draw:end-glue-point="4" svg:d="M10589 8874v762" svg:viewBox="0 0 1 763">
          <text:p/>
        </draw:connector>
        <draw:connector draw:style-name="gr3" draw:text-style-name="P5" draw:layer="layout" draw:type="line" svg:x1="10.589cm" svg:y1="7.477cm" svg:x2="10.589cm" svg:y2="8.106cm" draw:start-shape="id9" draw:start-glue-point="6" draw:end-shape="id10" draw:end-glue-point="4" svg:d="M10589 7477v629" svg:viewBox="0 0 1 630">
          <text:p/>
        </draw:connector>
        <draw:connector draw:style-name="gr3" draw:text-style-name="P5" draw:layer="layout" draw:type="line" svg:x1="10.589cm" svg:y1="10.398cm" svg:x2="10.589cm" svg:y2="11.16cm" draw:start-shape="id11" draw:start-glue-point="6" draw:end-shape="id12" draw:end-glue-point="4" svg:d="M10589 10398v762" svg:viewBox="0 0 1 763">
          <text:p/>
        </draw:connector>
        <draw:connector draw:style-name="gr3" draw:text-style-name="P5" draw:layer="layout" draw:type="line" svg:x1="10.589cm" svg:y1="14.589cm" svg:x2="10.589cm" svg:y2="15.224cm" draw:start-shape="id13" draw:start-glue-point="6" draw:end-shape="id1" draw:end-glue-point="4" svg:d="M10589 14589v635" svg:viewBox="0 0 1 636">
          <text:p/>
        </draw:connector>
        <draw:custom-shape draw:style-name="gr2" draw:text-style-name="P2" xml:id="id14" draw:id="id14" draw:layer="layout" svg:width="3.883cm" svg:height="1.657cm" svg:x="4.937cm" svg:y="19.968cm">
          <text:p text:style-name="P1"><text:span text:style-name="T2">Body Par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3.885cm" svg:height="1.657cm" svg:x="4.937cm" svg:y="22.07cm">
          <text:p text:style-name="P1"><text:span text:style-name="T2">Content Ne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6.869cm" svg:y1="19.599cm" svg:x2="6.879cm" svg:y2="19.968cm" draw:start-shape="id2" draw:start-glue-point="6" draw:end-shape="id14" draw:end-glue-point="4" svg:d="M6869 19599l10 369" svg:viewBox="0 0 11 370">
          <text:p/>
        </draw:connector>
        <draw:connector draw:style-name="gr3" draw:text-style-name="P5" draw:layer="layout" draw:type="line" svg:x1="6.879cm" svg:y1="21.625cm" svg:x2="6.88cm" svg:y2="22.07cm" draw:start-shape="id14" draw:start-glue-point="6" draw:end-shape="id15" draw:end-glue-point="4" svg:d="M6879 21625l1 445" svg:viewBox="0 0 2 446">
          <text:p/>
        </draw:connector>
        <draw:custom-shape draw:style-name="gr2" draw:text-style-name="P2" xml:id="id12" draw:id="id12" draw:layer="layout" svg:width="8.509cm" svg:height="0.762cm" svg:x="6.334cm" svg:y="11.16cm">
          <text:p text:style-name="P1"><text:span text:style-name="T1">Class 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6" draw:id="id16" draw:layer="layout" svg:width="8.509cm" svg:height="0.762cm" svg:x="6.334cm" svg:y="12.557cm">
          <text:p text:style-name="P1"><text:span text:style-name="T1">Base Operation 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0.589cm" svg:y1="11.922cm" svg:x2="10.589cm" svg:y2="12.557cm" draw:start-shape="id12" draw:start-glue-point="6" draw:end-shape="id16" draw:end-glue-point="4" svg:d="M10589 11922v635" svg:viewBox="0 0 1 636">
          <text:p/>
        </draw:connector>
        <draw:connector draw:style-name="gr7" draw:text-style-name="P1" draw:layer="layout" svg:x1="10.589cm" svg:y1="13.319cm" svg:x2="10.589cm" svg:y2="13.827cm" draw:start-shape="id16" draw:start-glue-point="6" draw:end-shape="id13" draw:end-glue-point="4" svg:d="M10589 13319v508" svg:viewBox="0 0 1 509">
          <text:p/>
        </draw:connector>
        <draw:custom-shape draw:style-name="gr2" draw:text-style-name="P2" xml:id="id17" draw:id="id17" draw:layer="layout" svg:width="3.885cm" svg:height="1.657cm" svg:x="4.937cm" svg:y="24.356cm">
          <text:p text:style-name="P1"><text:span text:style-name="T2">Extended Op.</text:span></text:p>
          <text:p text:style-name="P1"><text:span text:style-name="T2">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88cm" svg:y1="23.727cm" svg:x2="6.88cm" svg:y2="24.356cm" draw:start-shape="id15" draw:start-glue-point="6" draw:end-shape="id17" draw:end-glue-point="4" svg:d="M6880 23727v629" svg:viewBox="0 0 1 630">
          <text:p/>
        </draw:connector>
        <draw:custom-shape draw:style-name="gr2" draw:text-style-name="P8" xml:id="id18" draw:id="id18" draw:layer="layout" svg:width="3.885cm" svg:height="1.657cm" svg:x="4.937cm" svg:y="26.902cm">
          <text:p text:style-name="P7"><text:span text:style-name="T5">Authorization </text:span><text:span text:style-name="T3">(R)</text:span></text:p>
          <text:p text:style-name="P7"><text:span text:style-name="T6">For ext. 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88cm" svg:y1="26.013cm" svg:x2="6.88cm" svg:y2="26.902cm" draw:start-shape="id17" draw:start-glue-point="6" draw:end-shape="id18" draw:end-glue-point="4" svg:d="M6880 26013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oppe</meta:initial-creator>
    <meta:creation-date>2014-06-20T02:04:39.472980308</meta:creation-date>
    <dc:date>2015-08-12T14:54:29.270998174</dc:date>
    <meta:editing-duration>PT23H50M8S</meta:editing-duration>
    <meta:editing-cycles>20</meta:editing-cycles>
    <meta:generator>LibreOffice/4.4.3.2$Linux_X86_64 LibreOffice_project/40m0$Build-2</meta:generator>
    <dc:creator>Thomas Hoppe</dc:creator>
    <meta:document-statistic meta:object-count="35"/>
  </office:meta>
</office:document-meta>
</file>